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ferences:</text:p>
      <text:p text:style-name="Standard"/>
      <text:p text:style-name="Standard"/>
      <text:p text:style-name="Standard">Netzwerk:</text:p>
      <text:list xml:id="list863833247" text:style-name="L1">
        <text:list-item>
          <text:p text:style-name="P1">Adressen und Ports, auf denen Eclipse auf Neuverbindungen wartet</text:p>
        </text:list-item>
        <text:list-item>
          <text:p text:style-name="P1">Multicastadressen: Adresse + Port + netzwerkinterface: Über die wird bekannt gegeben, dass was läuft</text:p>
        </text:list-item>
        <text:list-item>
          <text:p text:style-name="P1">Liste Adresse + Ports, die über Multicasts bekannt gegeben werden. Evtl gleich wie (1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sa Jung</meta:initial-creator>
    <meta:creation-date>2013-05-29T15:16:10</meta:creation-date>
    <dc:date>2013-05-29T15:17:59</dc:date>
    <dc:creator>Alisa Jung</dc:creator>
    <meta:editing-duration>P0D</meta:editing-duration>
    <meta:editing-cycles>1</meta:editing-cycles>
    <meta:document-statistic meta:table-count="0" meta:image-count="0" meta:object-count="0" meta:page-count="1" meta:paragraph-count="5" meta:word-count="42" meta:character-count="274" meta:non-whitespace-character-count="240"/>
    <meta:generator>LibreOffice/3.5$Linux_X86_64 LibreOffice_project/350m1$Build-2</meta:generator>
  </office:meta>
</office:document-meta>
</file>